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tamaño matriz MATVECTOR</text:p>
          </table:table-cell>
          <table:table-cell office:value-type="string" calcext:value-type="string">
            <text:p>Pico CPU</text:p>
          </table:table-cell>
          <table:table-cell office:value-type="string" calcext:value-type="string">
            <text:p>Tiempo (ms)</text:p>
          </table:table-cell>
        </table:table-row>
        <table:table-row table:style-name="ro1">
          <table:table-cell office:value-type="string" calcext:value-type="string">
            <text:p>0 x 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 x 5000</text:p>
          </table:table-cell>
          <table:table-cell table:style-name="ce2" office:value-type="percentage" office:value="0.18" calcext:value-type="percentage">
            <text:p>18,00%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0000 x 10000</text:p>
          </table:table-cell>
          <table:table-cell table:style-name="ce2" office:value-type="percentage" office:value="0.28" calcext:value-type="percentage">
            <text:p>28,00%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5000 x 15000</text:p>
          </table:table-cell>
          <table:table-cell table:style-name="ce2" office:value-type="percentage" office:value="0.69" calcext:value-type="percentage">
            <text:p>69,00%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20000 x 2000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5000 x 25000</text:p>
          </table:table-cell>
          <table:table-cell table:style-name="ce2" office:value-type="percentage" office:value="0.88" calcext:value-type="percentage">
            <text:p>88,00%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maño matriz MATVECTORCONCURR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 x 5000</text:p>
          </table:table-cell>
          <table:table-cell table:style-name="ce2" office:value-type="percentage" office:value="0.41" calcext:value-type="percentage">
            <text:p>41,00%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10000 x 10000</text:p>
          </table:table-cell>
          <table:table-cell table:style-name="ce2" office:value-type="percentage" office:value="0.5" calcext:value-type="percentage">
            <text:p>50,00%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string" calcext:value-type="string">
            <text:p>15000 x 15000</text:p>
          </table:table-cell>
          <table:table-cell table:style-name="ce2" office:value-type="percentage" office:value="0.73" calcext:value-type="percentage">
            <text:p>73,00%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string" calcext:value-type="string">
            <text:p>20000 x 2000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25000 x 2500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maño matriz PROD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 x 0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 x 1000</text:p>
          </table:table-cell>
          <table:table-cell table:style-name="ce2" office:value-type="percentage" office:value="0.19" calcext:value-type="percentage">
            <text:p>19,00%</text:p>
          </table:table-cell>
          <table:table-cell office:value-type="float" office:value="10844" calcext:value-type="float">
            <text:p>10844</text:p>
          </table:table-cell>
        </table:table-row>
        <table:table-row table:style-name="ro1">
          <table:table-cell office:value-type="string" calcext:value-type="string">
            <text:p>2000 x 2000</text:p>
          </table:table-cell>
          <table:table-cell table:style-name="ce2" office:value-type="percentage" office:value="0.19" calcext:value-type="percentage">
            <text:p>19,00%</text:p>
          </table:table-cell>
          <table:table-cell office:value-type="float" office:value="132189" calcext:value-type="float">
            <text:p>132189</text:p>
          </table:table-cell>
        </table:table-row>
        <table:table-row table:style-name="ro1">
          <table:table-cell office:value-type="string" calcext:value-type="string">
            <text:p>3000 x 3000</text:p>
          </table:table-cell>
          <table:table-cell table:style-name="ce2" office:value-type="percentage" office:value="0.19" calcext:value-type="percentage">
            <text:p>19,00%</text:p>
          </table:table-cell>
          <table:table-cell office:value-type="float" office:value="506903" calcext:value-type="float">
            <text:p>506903</text:p>
          </table:table-cell>
        </table:table-row>
        <table:table-row table:style-name="ro1">
          <table:table-cell office:value-type="string" calcext:value-type="string">
            <text:p>4000 x 4000</text:p>
          </table:table-cell>
          <table:table-cell table:style-name="ce2" office:value-type="percentage" office:value="0.19" calcext:value-type="percentage">
            <text:p>19,00%</text:p>
          </table:table-cell>
          <table:table-cell office:value-type="float" office:value="1257446" calcext:value-type="float">
            <text:p>1257446</text:p>
          </table:table-cell>
        </table:table-row>
        <table:table-row table:style-name="ro1">
          <table:table-cell office:value-type="string" calcext:value-type="string">
            <text:p>5000 x 5000</text:p>
          </table:table-cell>
          <table:table-cell table:style-name="ce2" office:value-type="percentage" office:value="0.19" calcext:value-type="percentage">
            <text:p>19,00%</text:p>
          </table:table-cell>
          <table:table-cell office:value-type="float" office:value="2677089" calcext:value-type="float">
            <text:p>267708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maño matriz USAPRODMATCONCURR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 x 0</text:p>
          </table:table-cell>
          <table:table-cell table:style-name="ce2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1000 x 100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21937" calcext:value-type="float">
            <text:p>21937</text:p>
          </table:table-cell>
        </table:table-row>
        <table:table-row table:style-name="ro1">
          <table:table-cell office:value-type="string" calcext:value-type="string">
            <text:p>2000 x 200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342109" calcext:value-type="float">
            <text:p>342109</text:p>
          </table:table-cell>
        </table:table-row>
        <table:table-row table:style-name="ro1">
          <table:table-cell office:value-type="string" calcext:value-type="string">
            <text:p>3000 x 300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504342" calcext:value-type="float">
            <text:p>504342</text:p>
          </table:table-cell>
        </table:table-row>
        <table:table-row table:style-name="ro1">
          <table:table-cell office:value-type="string" calcext:value-type="string">
            <text:p>4000 x 400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709264" calcext:value-type="float">
            <text:p>709264</text:p>
          </table:table-cell>
        </table:table-row>
        <table:table-row table:style-name="ro1">
          <table:table-cell office:value-type="string" calcext:value-type="string">
            <text:p>5000 x 5000</text:p>
          </table:table-cell>
          <table:table-cell table:style-name="ce2" office:value-type="percentage" office:value="1" calcext:value-type="percentage">
            <text:p>100,00%</text:p>
          </table:table-cell>
          <table:table-cell office:value-type="float" office:value="125826" calcext:value-type="float">
            <text:p>125826</text:p>
          </table:table-cell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 style:data-style-name="N2" text:time-value="18:02:59.45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1:46:44.597000000</meta:creation-date>
    <dc:date>2015-11-20T18:22:50.380000000</dc:date>
    <meta:editing-duration>PT1H16M48S</meta:editing-duration>
    <meta:editing-cycles>8</meta:editing-cycles>
    <meta:generator>LibreOffice/5.0.3.2$Windows_x86 LibreOffice_project/e5f16313668ac592c1bfb310f4390624e3dbfb75</meta:generator>
    <meta:document-statistic meta:table-count="1" meta:cell-count="77" meta:object-count="0"/>
  </office:meta>
</office:document-meta>
</file>